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Lucida Sans1" svg:font-family="'Lucida Sans'" style:font-family-generic="swiss"/>
    <style:font-face style:name="SimSun1" svg:font-family="SimSun, ?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_20__28_user_29_">
      <style:paragraph-properties style:writing-mode="lr-tb"/>
    </style:style>
    <style:style style:name="P3" style:family="paragraph" style:parent-style-name="Standard_20__28_user_29_" style:list-style-name="RTF_5f_Num_20_2">
      <style:paragraph-properties fo:margin-left="0in" fo:margin-right="0in" fo:text-indent="0in" style:auto-text-indent="false" style:writing-mode="lr-tb">
        <style:tab-stops/>
      </style:paragraph-properties>
    </style:style>
    <style:style style:name="P4" style:family="paragraph" style:parent-style-name="Standard_20__28_user_29_" style:list-style-name="RTF_5f_Num_20_3">
      <style:paragraph-properties fo:margin-left="0in" fo:margin-right="0in" fo:text-indent="0in" style:auto-text-indent="false" style:writing-mode="lr-tb">
        <style:tab-stops/>
      </style:paragraph-properties>
    </style:style>
    <style:style style:name="P5" style:family="paragraph" style:parent-style-name="Standard_20__28_user_29_" style:list-style-name="RTF_5f_Num_20_2">
      <style:paragraph-properties fo:margin-left="0in" fo:margin-right="0in" fo:text-indent="0in" style:auto-text-indent="false" style:writing-mode="lr-tb">
        <style:tab-stops/>
      </style:paragraph-properties>
      <style:text-properties style:font-name-complex="Lucida Sans2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leship Requirements document</text:p>
      <text:p text:style-name="P1">By Jason Bright and Jesse Zhang</text:p>
      <text:p text:style-name="Standard"/>
      <text:p text:style-name="P2">This is to be a graphical, single computer, 2 human player game of Battleship, following the standard rules.</text:p>
      <text:p text:style-name="P2"/>
      <text:p text:style-name="P2">Menu – New game, quick start</text:p>
      <text:p text:style-name="P2">New game – allow players to set their ship locations.</text:p>
      <text:p text:style-name="P2">Quick Start – Ship locations will be randomized.</text:p>
      <text:p text:style-name="P2"/>
      <text:p text:style-name="P2">Setting ship locations – lets player 1 set locations, then displays a blank screen for player 2 to set ship locations. <text:s/>It needs to be such that player 1 and 2 can avoid letting their opponent see their ship setup.</text:p>
      <text:p text:style-name="P2"/>
      <text:p text:style-name="P2">The game state will be stored and updated move by move, with shots and their status – hit or miss, displayed on the screen for the players.</text:p>
      <text:p text:style-name="P2"/>
      <text:p text:style-name="P2">Gameplay:</text:p>
      <text:list xml:id="list4198441739602239214" text:style-name="RTF_5f_Num_20_2">
        <text:list-item>
          <text:p text:style-name="P3">It shall be able to display each player's board, and moves will be selected by clicking on the desired grid square. <text:s/>It shall be clear which player's turn it is. <text:s/></text:p>
        </text:list-item>
        <text:list-item>
          <text:p text:style-name="P5">When a ship has had all zones hit, a message will be displayed noting which ship has been sunk.</text:p>
        </text:list-item>
        <text:list-item>
          <text:p text:style-name="P5">When all ships have been sunk, a message will be displayed showing that a player has won, and give the option to start a new game.</text:p>
        </text:list-item>
        <text:list-item>
          <text:p text:style-name="P5">A transition screen will be placed between moves to enable players to swap the view.</text:p>
        </text:list-item>
      </text:list>
      <text:p text:style-name="P2"/>
      <text:p text:style-name="P2">Example Events:</text:p>
      <text:list xml:id="list9008001945791038515" text:style-name="RTF_5f_Num_20_3">
        <text:list-item>
          <text:p text:style-name="P4">“You have sunk the XX” - battleship, carrier, destroyer, cruiser, submarine, etc...</text:p>
        </text:list-item>
        <text:list-item>
          <text:p text:style-name="P4">“You have won” - return to menu or option to play again.</text:p>
        </text:list-item>
      </text:list>
      <text:p text:style-name="Standard"/>
      <text:p text:style-name="P1">Scope</text:p>
      <text:p text:style-name="Standard">An executable that will run on a modern windows platform with a GUI interface, not requiring administrator privileges to run. <text:s/>Negligible resource usage is expected – memory, storage, CPU, etc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Lucida Sans1" svg:font-family="'Lucida Sans'" style:font-family-generic="swiss"/>
    <style:font-face style:name="SimSun1" svg:font-family="SimSun, ?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andard_20__28_user_29_" style:display-name="Standard (user)" style:family="paragraph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text-autospace="ideograph-alpha" style:vertical-align="baseline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imes New Roman" fo:hyphenate="false" fo:hyphenation-remain-char-count="2" fo:hyphenation-push-char-count="2"/>
    </style:style>
    <style:style style:name="RTF_5f_Num_20_3_20_1" style:display-name="RTF_Num 3 1" style:family="text">
      <style:text-properties style:font-name="OpenSymbol" style:font-name-asian="OpenSymbol" style:font-name-complex="OpenSymbol"/>
    </style:style>
    <style:style style:name="RTF_5f_Num_20_3_20_2" style:display-name="RTF_Num 3 2" style:family="text">
      <style:text-properties style:font-name="OpenSymbol" style:font-name-asian="OpenSymbol" style:font-name-complex="OpenSymbol"/>
    </style:style>
    <style:style style:name="RTF_5f_Num_20_3_20_3" style:display-name="RTF_Num 3 3" style:family="text">
      <style:text-properties style:font-name="OpenSymbol" style:font-name-asian="OpenSymbol" style:font-name-complex="OpenSymbol"/>
    </style:style>
    <style:style style:name="RTF_5f_Num_20_3_20_4" style:display-name="RTF_Num 3 4" style:family="text">
      <style:text-properties style:font-name="OpenSymbol" style:font-name-asian="OpenSymbol" style:font-name-complex="OpenSymbol"/>
    </style:style>
    <style:style style:name="RTF_5f_Num_20_3_20_5" style:display-name="RTF_Num 3 5" style:family="text">
      <style:text-properties style:font-name="OpenSymbol" style:font-name-asian="OpenSymbol" style:font-name-complex="OpenSymbol"/>
    </style:style>
    <style:style style:name="RTF_5f_Num_20_3_20_6" style:display-name="RTF_Num 3 6" style:family="text">
      <style:text-properties style:font-name="OpenSymbol" style:font-name-asian="OpenSymbol" style:font-name-complex="OpenSymbol"/>
    </style:style>
    <style:style style:name="RTF_5f_Num_20_3_20_7" style:display-name="RTF_Num 3 7" style:family="text">
      <style:text-properties style:font-name="OpenSymbol" style:font-name-asian="OpenSymbol" style:font-name-complex="OpenSymbol"/>
    </style:style>
    <style:style style:name="RTF_5f_Num_20_3_20_8" style:display-name="RTF_Num 3 8" style:family="text">
      <style:text-properties style:font-name="OpenSymbol" style:font-name-asian="OpenSymbol" style:font-name-complex="OpenSymbol"/>
    </style:style>
    <style:style style:name="RTF_5f_Num_20_3_20_9" style:display-name="RTF_Num 3 9" style:family="text">
      <style:text-properties style:font-name="OpenSymbol" style:font-name-asian="OpenSymbol" style:font-name-complex="OpenSymbol"/>
    </style:style>
    <style:style style:name="RTF_5f_Num_20_2_20_1" style:display-name="RTF_Num 2 1" style:family="text">
      <style:text-properties style:font-name="OpenSymbol" style:font-name-asian="OpenSymbol" style:font-name-complex="Open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OpenSymbol" style:font-name-asian="OpenSymbol" style:font-name-complex="Open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OpenSymbol" style:font-name-asian="OpenSymbol" style:font-name-complex="Open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3_20_2" style:num-suffix=".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3_20_3" style:num-suffix=".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3_20_4" style:num-suffix=".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RTF_5f_Num_20_3_20_5" style:num-suffix=".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3_20_6" style:num-suffix=".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3_20_7" style:num-suffix=".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3_20_8" style:num-suffix=".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RTF_5f_Num_20_3_20_9" style:num-suffix="." text:bullet-char="▪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Bright</meta:initial-creator>
    <meta:creation-date>2016-02-08T18:50:56.16</meta:creation-date>
    <dc:date>2016-03-11T19:52:44.74</dc:date>
    <dc:creator>Jason Bright</dc:creator>
    <meta:editing-duration>PT52M44S</meta:editing-duration>
    <meta:editing-cycles>7</meta:editing-cycles>
    <meta:generator>OpenOffice/4.1.0$Win32 OpenOffice.org_project/410m18$Build-9764</meta:generator>
    <meta:document-statistic meta:table-count="0" meta:image-count="0" meta:object-count="0" meta:page-count="1" meta:paragraph-count="18" meta:word-count="274" meta:character-count="1494"/>
  </office:meta>
</office:document-meta>
</file>